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429f6" officeooo:paragraph-rsid="001429f6"/>
    </style:style>
    <style:style style:name="P2" style:family="paragraph" style:parent-style-name="Standard">
      <style:paragraph-properties fo:text-align="justify" style:justify-single-word="false"/>
      <style:text-properties officeooo:rsid="001613a7" officeooo:paragraph-rsid="001613a7"/>
    </style:style>
    <style:style style:name="P3" style:family="paragraph" style:parent-style-name="Standard">
      <style:paragraph-properties fo:text-align="justify" style:justify-single-word="false"/>
      <style:text-properties officeooo:rsid="001712af" officeooo:paragraph-rsid="001712af"/>
    </style:style>
    <style:style style:name="P4" style:family="paragraph" style:parent-style-name="Standard">
      <style:paragraph-properties fo:text-align="justify" style:justify-single-word="false"/>
      <style:text-properties officeooo:rsid="001c1b7c" officeooo:paragraph-rsid="001c1b7c"/>
    </style:style>
    <style:style style:name="P5" style:family="paragraph" style:parent-style-name="Standard">
      <style:paragraph-properties fo:text-align="justify" style:justify-single-word="false"/>
      <style:text-properties officeooo:rsid="001cecef" officeooo:paragraph-rsid="001cecef"/>
    </style:style>
    <style:style style:name="P6" style:family="paragraph" style:parent-style-name="Standard">
      <style:paragraph-properties fo:text-align="justify" style:justify-single-word="false"/>
      <style:text-properties officeooo:rsid="001e7ba9" officeooo:paragraph-rsid="001e7ba9"/>
    </style:style>
    <style:style style:name="P7" style:family="paragraph" style:parent-style-name="Standard">
      <style:paragraph-properties fo:text-align="justify" style:justify-single-word="false"/>
      <style:text-properties officeooo:rsid="001f7574" officeooo:paragraph-rsid="001f7574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712af" officeooo:paragraph-rsid="001712af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1cecef" officeooo:paragraph-rsid="001cecef"/>
    </style:style>
    <style:style style:name="P10" style:family="paragraph" style:parent-style-name="Standard" style:list-style-name="L3">
      <style:paragraph-properties fo:text-align="justify" style:justify-single-word="false"/>
      <style:text-properties officeooo:rsid="001cecef" officeooo:paragraph-rsid="001cecef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1f4e37" officeooo:paragraph-rsid="001f4e37"/>
    </style:style>
    <style:style style:name="P12" style:family="paragraph" style:parent-style-name="Standard" style:list-style-name="L4">
      <style:paragraph-properties fo:text-align="justify" style:justify-single-word="false"/>
      <style:text-properties officeooo:rsid="001e7ba9" officeooo:paragraph-rsid="001e7ba9"/>
    </style:style>
    <style:style style:name="P13" style:family="paragraph" style:parent-style-name="Standard" style:list-style-name="L5">
      <style:paragraph-properties fo:text-align="justify" style:justify-single-word="false"/>
      <style:text-properties officeooo:rsid="001f7574" officeooo:paragraph-rsid="001f7574"/>
    </style:style>
    <style:style style:name="P14" style:family="paragraph" style:parent-style-name="Standard" style:list-style-name="L5">
      <style:paragraph-properties fo:text-align="justify" style:justify-single-word="false"/>
      <style:text-properties officeooo:rsid="001f7574" officeooo:paragraph-rsid="0023a683"/>
    </style:style>
    <style:style style:name="T1" style:family="text">
      <style:text-properties officeooo:rsid="001613a7"/>
    </style:style>
    <style:style style:name="T2" style:family="text">
      <style:text-properties officeooo:rsid="001cecef"/>
    </style:style>
    <style:style style:name="T3" style:family="text">
      <style:text-properties officeooo:rsid="001f4e37"/>
    </style:style>
    <style:style style:name="T4" style:family="text">
      <style:text-properties style:font-name="Times New Roman" style:font-name-complex="Times New Roman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po 5 - </text:p>
      <text:p text:style-name="P1"><text:tab/><text:tab/><text:tab/><text:tab/>SecuritySáPorta</text:p>
      <text:p text:style-name="P1"/>
      <text:p text:style-name="P1">Antonio Lívio – Desenvolvendo datalogger</text:p>
      <text:p text:style-name="P1"><text:tab/>O datalogger tem como função dentro projeto de servir de buffer para poder transmitir as informações da tranca para o servidor.</text:p>
      <text:p text:style-name="P1"/>
      <text:p text:style-name="P1">Victoria Beatriz – Testando RFID</text:p>
      <text:p text:style-name="P1"><text:tab/>É uma das chaves de acesso da tranca.</text:p>
      <text:p text:style-name="P1"/>
      <text:p text:style-name="P1">Patrick Viana - Mecânismo de tranca</text:p>
      <text:p text:style-name="P1"><text:tab/>O mecânismo tem a função de abrir e fechar e sinalizar essas ações.</text:p>
      <text:p text:style-name="P1"/>
      <text:p text:style-name="P1">Dilton Vilhena – Mapeando Teclado 4x4</text:p>
      <text:p text:style-name="P1"><text:tab/>É uma das chaves de acesso da tranca.</text:p>
      <text:p text:style-name="P1"/>
      <text:p text:style-name="P1"/>
      <text:p text:style-name="P1">Objetivo Geral:</text:p>
      <text:p text:style-name="P1"><text:tab/>Temos como objetivo integrar os conhecimentos adquiridos alongo do curso, enfatizando o arcabouço de engenharia de software e processamento digital de sinais, incluindo programação com arduino e circuitos elétricos, visando uma abordagem prática.</text:p>
      <text:p text:style-name="P1"/>
      <text:p text:style-name="P1">Objetivo Específico:<text:tab/></text:p>
      <text:p text:style-name="P1"><text:tab/>Como resultado desse trabalho tem-se ambição de prover u<text:span text:style-name="T1">ma tecnologia barata que aumente a seguranças para os laboratório da UFPA.</text:span></text:p>
      <text:p text:style-name="P1"/>
      <text:p text:style-name="P1"/>
      <text:p text:style-name="P2">Metodologia:</text:p>
      <text:p text:style-name="P2"><text:tab/>Temos utilizado como fundamentação os conhecimentos de eng. de software para orientar a evolução do nosso projeto. Se apropriando, principalmente, do manifesto agil e algumas metologias ágeis, como Extreme Programming.</text:p>
      <text:p text:style-name="P2"><text:tab/>Material utilizado: </text:p>
      <text:list xml:id="list3421109868" text:style-name="L1">
        <text:list-item>
          <text:p text:style-name="P8">Datalogger:</text:p>
          <text:list>
            <text:list-item>
              <text:p text:style-name="P8">modulo cartão sd</text:p>
            </text:list-item>
            <text:list-item>
              <text:p text:style-name="P8">cartão sd</text:p>
            </text:list-item>
            <text:list-item>
              <text:p text:style-name="P8">arduino</text:p>
            </text:list-item>
            <text:list-item>
              <text:p text:style-name="P8">resistores</text:p>
            </text:list-item>
            <text:list-item>
              <text:p text:style-name="P8">modulo rtc 3231</text:p>
            </text:list-item>
          </text:list>
        </text:list-item>
        <text:list-item>
          <text:p text:style-name="P8">Chave 1 – RFID</text:p>
          <text:list>
            <text:list-item>
              <text:p text:style-name="P8">arduino</text:p>
            </text:list-item>
            <text:list-item>
              <text:p text:style-name="P8">monitor serial</text:p>
            </text:list-item>
            <text:list-item>
              <text:p text:style-name="P8">modulo rfid</text:p>
            </text:list-item>
            <text:list-item>
              <text:p text:style-name="P8">tags</text:p>
            </text:list-item>
          </text:list>
        </text:list-item>
        <text:list-item>
          <text:p text:style-name="P8">Mecânismo de Tranca</text:p>
          <text:list>
            <text:list-item>
              <text:p text:style-name="P8">motor servo</text:p>
            </text:list-item>
            <text:list-item>
              <text:p text:style-name="P8">mecanismo driver de cd/dvd</text:p>
            </text:list-item>
            <text:list-item>
              <text:p text:style-name="P8">arduino</text:p>
            </text:list-item>
          </text:list>
        </text:list-item>
      </text:list>
      <text:p text:style-name="P3"/>
      <text:p text:style-name="P4"><text:tab/>O projetos está planejanado em três fases de desenvolvimento. Na fase 1, temos o objetivo entender o funcionamento de componentes importantes isoladamente. Fazendo uma “hellow word” de cada componente para averiguar se o mesmo está funcionando. Na fase 2, o nosso foco é integração das partes, começar a integrar 1 com 1, depois 2 com 2, até chegar na integração total, isto é, no projeto do montado e funcionando. Na fase 3, nossa missão está direcionada dar uma aparência de produto para o trabalho, como substituir arduinos por microcontroladores.</text:p>
      <text:p text:style-name="P4"/>
      <text:p text:style-name="P4"><text:soft-page-break/><text:tab/>Obs: Em nosso planejamento não conseguimos incluir um cronograma. Porém, utilizando da ferramento Trello, ambiente em que nos organizamos, estipulamos metas semanas para serem atingidas até a reunião semanal apresentação de resultados. </text:p>
      <text:p text:style-name="P4"><text:tab/></text:p>
      <text:p text:style-name="P4"><text:tab/><text:span text:style-name="T2">Listo as tarefas à fazer (FASE 1):</text:span></text:p>
      <text:list xml:id="list2162521737" text:style-name="L2">
        <text:list-item>
          <text:p text:style-name="P9">Desenvolver Banco de Dados</text:p>
        </text:list-item>
        <text:list-item>
          <text:p text:style-name="P9">Comunicação arduino e servidor</text:p>
        </text:list-item>
        <text:list-item>
          <text:p text:style-name="P9">Alimentação da tranca eletrônica</text:p>
        </text:list-item>
        <text:list-item>
          <text:p text:style-name="P9">Modelo de Prototipagem</text:p>
        </text:list-item>
        <text:list-item>
          <text:p text:style-name="P11">Documentação da Fase 1</text:p>
          <text:p text:style-name="P9"/>
        </text:list-item>
      </text:list>
      <text:p text:style-name="P5"><text:tab/>Listo as tarefas em andamento <text:span text:style-name="T3">(FASE 1)</text:span>:</text:p>
      <text:list xml:id="list1502987400" text:style-name="L3">
        <text:list-item>
          <text:p text:style-name="P10">Teste com RFID</text:p>
        </text:list-item>
        <text:list-item>
          <text:p text:style-name="P10">Desenvolvimento do Datalogger</text:p>
          <text:p text:style-name="P10"/>
        </text:list-item>
      </text:list>
      <text:p text:style-name="P5"><text:tab/>Listo as tarefas concluidas <text:span text:style-name="T3">(FASE 1)</text:span>:</text:p>
      <text:list xml:id="list3362131902" text:style-name="L4">
        <text:list-item>
          <text:p text:style-name="P12">Esquemático de Casos de Uso, tranca e servidor</text:p>
        </text:list-item>
        <text:list-item>
          <text:p text:style-name="P12">Diagrama de sequências</text:p>
        </text:list-item>
        <text:list-item>
          <text:p text:style-name="P12">Diagrama de atividades</text:p>
        </text:list-item>
        <text:list-item>
          <text:p text:style-name="P12">Mecânismo da tranca</text:p>
        </text:list-item>
        <text:list-item>
          <text:p text:style-name="P12">Mapeamento do teclado de membrana</text:p>
        </text:list-item>
      </text:list>
      <text:p text:style-name="P6"/>
      <text:p text:style-name="P7">Dificuldades encontradas:</text:p>
      <text:list xml:id="list2330786778" text:style-name="L5">
        <text:list-item>
          <text:p text:style-name="P13">Datalogger: Utilizo código da biblioteca do cartão SD e o código do exemplos na internet. Usando o código da biblioteca ele sugere que possam ocorrer 3 tipos de erro, 1 - <text:s/>com a ligação do jumpers, 2 – com inicialização do pinos no código, 3 - <text:s/>com o protocolo SPI. Verifiquei exaustivamente os 3, e não tive solução. Uma alternativa que me foi sugerida era soldar o adaptador diretamente e controla-lo pelas portas digitas, o que ainda será testado.</text:p>
          <text:p text:style-name="P13"/>
          <text:list>
            <text:list-item>
              <text:p text:style-name="P13">Lista de materais usados:</text:p>
              <text:list>
                <text:list-item>
                  <text:p text:style-name="P13">Real Time Clock (RTC) 3231</text:p>
                </text:list-item>
                <text:list-item>
                  <text:p text:style-name="P13">Módulo Cartão SD</text:p>
                </text:list-item>
                <text:list-item>
                  <text:p text:style-name="P13">Resistores (220 e 330)</text:p>
                </text:list-item>
                <text:list-item>
                  <text:p text:style-name="P13">Arduino Mega 2560</text:p>
                </text:list-item>
                <text:list-item>
                  <text:p text:style-name="P13">microSd formatado em FAT 32</text:p>
                </text:list-item>
                <text:list-item>
                  <text:p text:style-name="P13">Adaptador de microSDWeb Server Datalogger</text:p>
                  <text:p text:style-name="P13"/>
                </text:list-item>
              </text:list>
            </text:list-item>
          </text:list>
        </text:list-item>
        <text:list-item>
          <text:p text:style-name="P14">RFID: <text:span text:style-name="T4">O código (da própria biblioteca, chamado DumpInfo) compila normalmente mas não funciona. Abrindo-se o serial monitor o mesmo indica que não há um RFID conectado, nesse experimento foram usados dois RFIDs diferente e dois arduinos diferentes (um uno e um mega), levando em consideração a pinagem dos protocolos SPI e RST para cada placa. Também foram usados em computadores diferentes com versões diferentes da ID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1:08:26.639286796</meta:creation-date>
    <dc:date>2018-05-09T13:35:14.475749425</dc:date>
    <meta:editing-duration>PT19M37S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2" meta:paragraph-count="62" meta:word-count="594" meta:character-count="3630" meta:non-whitespace-character-count="3104"/>
  </office:meta>
</office:document-meta>
</file>